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5b8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paragraph-rsid="000b156e"/>
    </style:style>
    <style:style style:name="T1" style:family="text">
      <style:text-properties officeooo:rsid="000b156e"/>
    </style:style>
    <style:style style:name="T2" style:family="text">
      <style:text-properties officeooo:rsid="000cf6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JOSH GIGLIOTTI<text:tab/> <text:s text:c="28"/><text:span text:style-name="T2">ST_GPS</text:span></text:p>
      <text:p text:style-name="P1"><text:tab/><text:tab/><text:tab/><text:tab/><text:tab/><text:tab/></text:p>
      <text:p text:style-name="P2">%%%%%%%%%%%%%%%%%% <text:s/>SPECS <text:s/>%%%%%%%%%%%%%%%%%%%</text:p>
      <text:p text:style-name="Standard"/>
      <text:p text:style-name="Standard">-Program will be a primative Map/GPS</text:p>
      <text:p text:style-name="Standard">-Program will take in CSV files and tokenize the data to gather coordinate info and location name</text:p>
      <text:p text:style-name="Standard">-Program will then create a map sorted by the the location name as the key and the coordinates as the value</text:p>
      <text:p text:style-name="Standard">-Program will retrieve data from map and use trigonometry to give distance between two points</text:p>
      <text:p text:style-name="Standard">*Scanner1 will be used to read files(CSV) // Scanner2 will take in user input</text:p>
      <text:p text:style-name="Standard"/>
      <text:p text:style-name="Standard">Methods used in String Tokenizer:</text:p>
      <text:p text:style-name="Standard"><text:tab/>hasMoreElements()</text:p>
      <text:p text:style-name="Standard"><text:tab/>hasMoreTokens()</text:p>
      <text:p text:style-name="Standard"><text:tab/>nextElement()</text:p>
      <text:p text:style-name="Standard"><text:tab/>nextToken()</text:p>
      <text:p text:style-name="Standard"><text:tab/>nextToken(String delim)</text:p>
      <text:p text:style-name="Standard"/>
      <text:p text:style-name="Standard">Methods used in parent class "Object"</text:p>
      <text:p text:style-name="Standard"><text:tab/>equals()</text:p>
      <text:p text:style-name="Standard"><text:tab/>finalize()</text:p>
      <text:p text:style-name="Standard"><text:tab/>hashCode() -&gt; Possibly for compression?</text:p>
      <text:p text:style-name="Standard"><text:tab/>toString()</text:p>
      <text:p text:style-name="Standard"><text:tab/></text:p>
      <text:p text:style-name="Standard"/>
      <text:p text:style-name="P2">$$$$$$$$$$$$$$$ <text:s/>PROCESS <text:s/>$$$$$$$$$$$$$$$$$$</text:p>
      <text:p text:style-name="Standard"/>
      <text:p text:style-name="Standard">##(1.)<text:tab/>Scanner(Takes in a file)</text:p>
      <text:p text:style-name="Standard">##(2.)<text:tab/>toString(Scanned file)</text:p>
      <text:p text:style-name="Standard">##(3.)<text:tab/>StringTokenizer(Takes in scanned file that was converted to a string. )</text:p>
      <text:p text:style-name="Standard">##(4.)<text:tab/>Create a Map&lt;Location name "String" , Coordinates Object(int latitude, int longitude)&gt;</text:p>
      <text:p text:style-name="Standard">##(5.)<text:tab/>Use a second Scanner(Takes in Location names from user)</text:p>
      <text:p text:style-name="Standard">##(6.)<text:tab/>retrieve values from map based on Location "Keys"</text:p>
      <text:p text:style-name="Standard">##(7.)<text:tab/>perform math calculations to determine distance based on retrieved coordinates</text:p>
      <text:p text:style-name="Standard">##(8.)<text:tab/>display distan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%%%%%%%%%%%% SAMPLE OUTPUT %%%%%%%%%%%%</text:p>
      <text:p text:style-name="Standard"/>
      <text:p text:style-name="Standard"/>
      <text:p text:style-name="Standard">ENTER FILE YOU WANT SCANNED:</text:p>
      <text:p text:style-name="Standard"/>
      <text:p text:style-name="Standard">“.csv <text:span text:style-name="T1">file”</text:span></text:p>
      <text:p text:style-name="Standard"/>
      <text:p text:style-name="Standard">ENTER START LOCATION:</text:p>
      <text:p text:style-name="Standard"/>
      <text:p text:style-name="Standard">"Location Name"</text:p>
      <text:p text:style-name="Standard"/>
      <text:p text:style-name="Standard">ENTER END LOCATION:</text:p>
      <text:p text:style-name="Standard"/>
      <text:p text:style-name="Standard">"Location Name"</text:p>
      <text:p text:style-name="Standard"/>
      <text:p text:style-name="Standard"/>
      <text:p text:style-name="Standard">Travel time will be "Computed Travel Time"</text:p>
      <text:p text:style-name="Standard"/>
      <text:p text:style-name="Standard">CONTINUE?<text:tab/>"Y" or "N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14:29.929000000</meta:creation-date>
    <dc:date>2018-10-10T15:23:47.452000000</dc:date>
    <meta:editing-duration>PT9M16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38" meta:word-count="204" meta:character-count="1449" meta:non-whitespace-character-count="1232"/>
  </office:meta>
</office:document-meta>
</file>